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29cm" style:rel-column-width="9361*"/>
    </style:style>
    <style:style style:name="Tableau1.C" style:family="table-column">
      <style:table-column-properties style:column-width="2.429cm" style:rel-column-width="9362*"/>
    </style:style>
    <style:style style:name="Tableau1.G" style:family="table-column">
      <style:table-column-properties style:column-width="2.429cm" style:rel-column-width="936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4.249cm"/>
    </style:style>
    <style:style style:name="Tableau2.B" style:family="table-column">
      <style:table-column-properties style:column-width="4.251cm"/>
    </style:style>
    <style:style style:name="Tableau2.C" style:family="table-column">
      <style:table-column-properties style:column-width="4.808cm"/>
    </style:style>
    <style:style style:name="Tableau2.D" style:family="table-column">
      <style:table-column-properties style:column-width="3.704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e190e" officeooo:paragraph-rsid="000e190e"/>
    </style:style>
    <style:style style:name="P2" style:family="paragraph" style:parent-style-name="Table_20_Contents">
      <style:text-properties officeooo:rsid="000f20c9" officeooo:paragraph-rsid="000f20c9"/>
    </style:style>
    <style:style style:name="P3" style:family="paragraph" style:parent-style-name="Table_20_Contents">
      <style:text-properties officeooo:rsid="0010b805" officeooo:paragraph-rsid="0010b805"/>
    </style:style>
    <style:style style:name="P4" style:family="paragraph" style:parent-style-name="Table_20_Contents">
      <style:text-properties officeooo:rsid="0010f3b5" officeooo:paragraph-rsid="0010f3b5"/>
    </style:style>
    <style:style style:name="P5" style:family="paragraph" style:parent-style-name="Table_20_Contents">
      <style:text-properties officeooo:rsid="0011b60d" officeooo:paragraph-rsid="0011b60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e190e" officeooo:paragraph-rsid="000e190e" style:font-weight-asian="bold" style:font-weight-complex="bold"/>
    </style:style>
    <style:style style:name="P7" style:family="paragraph" style:parent-style-name="Table_20_Contents">
      <style:text-properties fo:font-style="italic" fo:font-weight="bold" officeooo:rsid="0011b60d" officeooo:paragraph-rsid="0011b60d" style:font-style-asian="italic" style:font-weight-asian="bold" style:font-style-complex="italic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tyle="italic" fo:font-weight="bold" officeooo:rsid="0011b60d" officeooo:paragraph-rsid="0011b60d" style:font-style-asian="italic" style:font-weight-asian="bold" style:font-style-complex="italic" style:font-weight-complex="bold"/>
    </style:style>
    <style:style style:name="P9" style:family="paragraph" style:parent-style-name="Standard">
      <style:text-properties officeooo:rsid="000bc1da" officeooo:paragraph-rsid="000bc1da"/>
    </style:style>
    <style:style style:name="P10" style:family="paragraph" style:parent-style-name="Standard">
      <style:text-properties officeooo:rsid="000bc1da" officeooo:paragraph-rsid="000d302b"/>
    </style:style>
    <style:style style:name="P11" style:family="paragraph" style:parent-style-name="Standard">
      <style:text-properties officeooo:rsid="000bc1da" officeooo:paragraph-rsid="000d50b4"/>
    </style:style>
    <style:style style:name="P12" style:family="paragraph" style:parent-style-name="Standard">
      <style:text-properties officeooo:rsid="000d2b9a" officeooo:paragraph-rsid="000d2b9a"/>
    </style:style>
    <style:style style:name="P13" style:family="paragraph" style:parent-style-name="Standard">
      <style:text-properties officeooo:rsid="000d2b9a" officeooo:paragraph-rsid="000d50b4"/>
    </style:style>
    <style:style style:name="P14" style:family="paragraph" style:parent-style-name="Standard">
      <style:text-properties officeooo:rsid="000d2b9a" officeooo:paragraph-rsid="0010b805"/>
    </style:style>
    <style:style style:name="P15" style:family="paragraph" style:parent-style-name="Standard">
      <style:text-properties officeooo:rsid="000d302b" officeooo:paragraph-rsid="000d302b"/>
    </style:style>
    <style:style style:name="P16" style:family="paragraph" style:parent-style-name="Standard">
      <style:text-properties officeooo:rsid="000d302b" officeooo:paragraph-rsid="000d302b" fo:background-color="#fff200"/>
    </style:style>
    <style:style style:name="P17" style:family="paragraph" style:parent-style-name="Standard">
      <style:text-properties officeooo:rsid="000d50b4" officeooo:paragraph-rsid="000bc1da"/>
    </style:style>
    <style:style style:name="P18" style:family="paragraph" style:parent-style-name="Standard">
      <style:text-properties officeooo:rsid="000d50b4" officeooo:paragraph-rsid="000d50b4"/>
    </style:style>
    <style:style style:name="P19" style:family="paragraph" style:parent-style-name="Standard">
      <style:text-properties officeooo:rsid="0011b60d" officeooo:paragraph-rsid="000d302b"/>
    </style:style>
    <style:style style:name="P20" style:family="paragraph" style:parent-style-name="Standard">
      <style:text-properties officeooo:rsid="0011b60d" officeooo:paragraph-rsid="0011b60d"/>
    </style:style>
    <style:style style:name="P21" style:family="paragraph" style:parent-style-name="Standard">
      <style:text-properties officeooo:rsid="00135821" officeooo:paragraph-rsid="00135821"/>
    </style:style>
    <style:style style:name="P22" style:family="paragraph" style:parent-style-name="Standard">
      <style:text-properties officeooo:rsid="000bc1da" officeooo:paragraph-rsid="000d302b"/>
    </style:style>
    <style:style style:name="P23" style:family="paragraph" style:parent-style-name="Standard">
      <style:text-properties officeooo:rsid="0015bc61" officeooo:paragraph-rsid="0015bc61"/>
    </style:style>
    <style:style style:name="T1" style:family="text">
      <style:text-properties officeooo:rsid="000d302b"/>
    </style:style>
    <style:style style:name="T2" style:family="text">
      <style:text-properties officeooo:rsid="000d50b4"/>
    </style:style>
    <style:style style:name="T3" style:family="text">
      <style:text-properties officeooo:rsid="0011b6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Weapon : accueille plus ou moins de slots d'armes.</text:p>
      <text:p text:style-name="P9">-<text:span text:style-name="T2">&gt; Canon : dégât physique et perce la coque.</text:span></text:p>
      <text:p text:style-name="P9">-<text:span text:style-name="T2">&gt; Torpille : perce la coque (et ne vise que la coque).</text:span></text:p>
      <text:p text:style-name="P9">-<text:span text:style-name="T2">&gt; Fragmentation : déchire la chair.</text:span></text:p>
      <text:p text:style-name="P17"/>
      <text:p text:style-name="P18">Defense : accueille plus ou moins de slots de systèmes défensifs.</text:p>
      <text:p text:style-name="P18">-&gt; <text:span text:style-name="T3">Contremesure</text:span> : détruit un projectile à la fois.</text:p>
      <text:p text:style-name="P18">-&gt; Furtif : impossible à cibler pendant X secondes (tirer fait perdre la furtivité).</text:p>
      <text:p text:style-name="P18">-&gt; Drônes de réparation automatique.</text:p>
      <text:p text:style-name="P9"/>
      <text:p text:style-name="P9">Crew quarter : accueille plus ou moins de slots de soin + de population totale.</text:p>
      <text:p text:style-name="P9">-<text:span text:style-name="T2">&gt; lvl 2 : soins accélérés</text:span></text:p>
      <text:p text:style-name="P11">-<text:span text:style-name="T2">&gt; lvl 3 : blindage : insensible à la fragmentation</text:span></text:p>
      <text:p text:style-name="P9"/>
      <text:p text:style-name="P9">Hook : accueille plus ou moins de slots de grapin d'abordage.</text:p>
      <text:p text:style-name="P9">-<text:span text:style-name="T3">&gt; lvl 2 : double hook : permet d'aborder à deux endroits en même temps</text:span></text:p>
      <text:p text:style-name="P9">-<text:span text:style-name="T3">&gt; lvl 3 : hook en acier : plus dûrs à détruire</text:span></text:p>
      <text:p text:style-name="P9"/>
      <text:p text:style-name="P12">Navigation :</text:p>
      <text:p text:style-name="P12">-<text:span text:style-name="T2">&gt; lvl 2 : esquive augmentée, vision augmentée</text:span></text:p>
      <text:p text:style-name="P14">-<text:span text:style-name="T2">&gt; lvl 3 : esquive augmentée, vision augmentée</text:span></text:p>
      <text:p text:style-name="P12"/>
      <text:p text:style-name="P12">Engine : augmente l<text:span text:style-name="T1">es déplacements en stratégique </text:span></text:p>
      <text:p text:style-name="P12">-<text:span text:style-name="T2">&gt; lvl 2 : booster : permet de fuire les combats plus facilement (boost de vitesse)</text:span></text:p>
      <text:p text:style-name="P13">-<text:span text:style-name="T2">&gt; lvl 2 : cannots de sauvetage : augmente le nombre de survivants pouvant être sauvés des eaux</text:span></text:p>
      <text:p text:style-name="P12"/>
      <text:p text:style-name="P15">Prison : augmente le nombre de prisonniers que l'on peut garder (pour les livrer)</text:p>
      <text:p text:style-name="P15">-<text:span text:style-name="T2">&gt; lvl 2 : prison de luxe : augmente la valeur marchande du prisonnier</text:span></text:p>
      <text:p text:style-name="P15">-<text:span text:style-name="T2">&gt; lvl 3 : prison sécurisée : porte indestructible + insensible à la fragmentation</text:span></text:p>
      <text:p text:style-name="P12"/>
      <text:p text:style-name="P10">Fishing : accueille plus ou moins de slots de pêche.</text:p>
      <text:p text:style-name="P10">-<text:span text:style-name="T2">&gt; lvl 2 : cuisines : réduit la consommation en poissons de l'équipage</text:span></text:p>
      <text:p text:style-name="P10">-<text:span text:style-name="T2">&gt; lvl 3 : leurres : augmente les probabilités d'apparition de poissons</text:span></text:p>
      <text:p text:style-name="P10"/>
      <text:p text:style-name="P23">Informatique :</text:p>
      <text:p text:style-name="P23">-&gt; Contrôle des portes</text:p>
      <text:p text:style-name="P23">-&gt; Hacking portes ennemies</text:p>
      <text:p text:style-name="P10"/>
      <text:p text:style-name="P20">Le coût mini est de 8, le coût maxi est de 24.</text:p>
      <text:p text:style-name="P16"/>
      <table:table table:name="Tableau1" table:style-name="Tableau1">
        <table:table-column table:style-name="Tableau1.A" table:number-columns-repeated="2"/>
        <table:table-column table:style-name="Tableau1.C" table:number-columns-repeated="4"/>
        <table:table-column table:style-name="Tableau1.G"/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1st class</text:p>
          </table:table-cell>
          <table:table-cell table:style-name="Tableau1.A1" office:value-type="string">
            <text:p text:style-name="P1">2nd class</text:p>
          </table:table-cell>
          <table:table-cell table:style-name="Tableau1.A1" office:value-type="string">
            <text:p text:style-name="P1">3rd class</text:p>
          </table:table-cell>
          <table:table-cell table:style-name="Tableau1.A1" office:value-type="string">
            <text:p text:style-name="P1">4th class</text:p>
          </table:table-cell>
          <table:table-cell table:style-name="Tableau1.A1" office:value-type="string">
            <text:p text:style-name="P1">5th class</text:p>
          </table:table-cell>
          <table:table-cell table:style-name="Tableau1.G1" office:value-type="string">
            <text:p text:style-name="P1">6th class</text:p>
          </table:table-cell>
        </table:table-row>
        <table:table-row>
          <table:table-cell table:style-name="Tableau1.A2" office:value-type="string">
            <text:p text:style-name="P1">Budget</text:p>
          </table:table-cell>
          <table:table-cell table:style-name="Tableau1.A2" office:value-type="string">
            <text:p text:style-name="P5">23</text:p>
          </table:table-cell>
          <table:table-cell table:style-name="Tableau1.A2" office:value-type="string">
            <text:p text:style-name="P5">20</text:p>
          </table:table-cell>
          <table:table-cell table:style-name="Tableau1.A2" office:value-type="string">
            <text:p text:style-name="P5">17</text:p>
          </table:table-cell>
          <table:table-cell table:style-name="Tableau1.A2" office:value-type="string">
            <text:p text:style-name="P5">14</text:p>
          </table:table-cell>
          <table:table-cell table:style-name="Tableau1.A2" office:value-type="string">
            <text:p text:style-name="P5">11</text:p>
          </table:table-cell>
          <table:table-cell table:style-name="Tableau1.G2" office:value-type="string">
            <text:p text:style-name="P5">8</text:p>
          </table:table-cell>
        </table:table-row>
      </table:table>
      <text:p text:style-name="P19"/>
      <text:p text:style-name="P21">Répartition des coûts :</text:p>
      <text:p text:style-name="P1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6">Lvl 1</text:p>
          </table:table-cell>
          <table:table-cell table:style-name="Tableau2.A1" office:value-type="string">
            <text:p text:style-name="P6">Lvl 2</text:p>
          </table:table-cell>
          <table:table-cell table:style-name="Tableau2.D1" office:value-type="string">
            <text:p text:style-name="P6">Lvl 3</text:p>
          </table:table-cell>
        </table:table-row>
        <table:table-row>
          <table:table-cell table:style-name="Tableau2.A2" office:value-type="string">
            <text:p text:style-name="P7">Coût</text:p>
          </table:table-cell>
          <table:table-cell table:style-name="Tableau2.A2" office:value-type="string">
            <text:p text:style-name="P8">1</text:p>
          </table:table-cell>
          <table:table-cell table:style-name="Tableau2.A2" office:value-type="string">
            <text:p text:style-name="P8">2</text:p>
          </table:table-cell>
          <table:table-cell table:style-name="Tableau2.D2" office:value-type="string">
            <text:p text:style-name="P8">3</text:p>
          </table:table-cell>
        </table:table-row>
        <table:table-row>
          <table:table-cell table:style-name="Tableau2.A2" office:value-type="string">
            <text:p text:style-name="P1">Weapon</text:p>
          </table:table-cell>
          <table:table-cell table:style-name="Tableau2.A2" office:value-type="string">
            <text:p text:style-name="P5">1 slot</text:p>
          </table:table-cell>
          <table:table-cell table:style-name="Tableau2.A2" office:value-type="string">
            <text:p text:style-name="P5">2 slots</text:p>
          </table:table-cell>
          <table:table-cell table:style-name="Tableau2.D2" office:value-type="string">
            <text:p text:style-name="P4">3 slots</text:p>
          </table:table-cell>
        </table:table-row>
        <table:table-row>
          <table:table-cell table:style-name="Tableau2.A2" office:value-type="string">
            <text:p text:style-name="P4">Système défensif</text:p>
          </table:table-cell>
          <table:table-cell table:style-name="Tableau2.A2" office:value-type="string">
            <text:p text:style-name="P4">1 slot</text:p>
          </table:table-cell>
          <table:table-cell table:style-name="Tableau2.A2" office:value-type="string">
            <text:p text:style-name="P4">2 slots</text:p>
          </table:table-cell>
          <table:table-cell table:style-name="Tableau2.D2" office:value-type="string">
            <text:p text:style-name="P4">3 slots</text:p>
          </table:table-cell>
        </table:table-row>
        <text:soft-page-break/>
        <table:table-row>
          <table:table-cell table:style-name="Tableau2.A2" office:value-type="string">
            <text:p text:style-name="P1">Engine</text:p>
          </table:table-cell>
          <table:table-cell table:style-name="Tableau2.A2" office:value-type="string">
            <text:p text:style-name="P1">Vitesse 4</text:p>
          </table:table-cell>
          <table:table-cell table:style-name="Tableau2.A2" office:value-type="string">
            <text:p text:style-name="P1">Vitesse 5</text:p>
            <text:p text:style-name="P1">Fuite +</text:p>
          </table:table-cell>
          <table:table-cell table:style-name="Tableau2.D2" office:value-type="string">
            <text:p text:style-name="P1">Vitesse 6</text:p>
            <text:p text:style-name="P1">Cannots</text:p>
          </table:table-cell>
        </table:table-row>
        <table:table-row>
          <table:table-cell table:style-name="Tableau2.A2" office:value-type="string">
            <text:p text:style-name="P1">Crew quarter</text:p>
          </table:table-cell>
          <table:table-cell table:style-name="Tableau2.A2" office:value-type="string">
            <text:p text:style-name="P1">Crew maxi 20</text:p>
          </table:table-cell>
          <table:table-cell table:style-name="Tableau2.A2" office:value-type="string">
            <text:p text:style-name="P1">Crew maxi 30</text:p>
            <text:p text:style-name="P1">Soin +</text:p>
          </table:table-cell>
          <table:table-cell table:style-name="Tableau2.D2" office:value-type="string">
            <text:p text:style-name="P1">Crew maxi 40</text:p>
            <text:p text:style-name="P1">Anti-sharpnel</text:p>
          </table:table-cell>
        </table:table-row>
        <table:table-row>
          <table:table-cell table:style-name="Tableau2.A2" office:value-type="string">
            <text:p text:style-name="P1">Prison</text:p>
          </table:table-cell>
          <table:table-cell table:style-name="Tableau2.A2" office:value-type="string">
            <text:p text:style-name="P1">1 prisonnier</text:p>
          </table:table-cell>
          <table:table-cell table:style-name="Tableau2.A2" office:value-type="string">
            <text:p text:style-name="P1">2 prisonniers</text:p>
            <text:p text:style-name="P1">+20% revente prisonniers</text:p>
          </table:table-cell>
          <table:table-cell table:style-name="Tableau2.D2" office:value-type="string">
            <text:p text:style-name="P1">4 prisonniers</text:p>
            <text:p text:style-name="P1">Anti-sharpnel</text:p>
          </table:table-cell>
        </table:table-row>
        <table:table-row>
          <table:table-cell table:style-name="Tableau2.A2" office:value-type="string">
            <text:p text:style-name="P2">Fishing</text:p>
          </table:table-cell>
          <table:table-cell table:style-name="Tableau2.A2" office:value-type="string">
            <text:p text:style-name="P2">1 poste de pêche</text:p>
          </table:table-cell>
          <table:table-cell table:style-name="Tableau2.A2" office:value-type="string">
            <text:p text:style-name="P2">2 postes de pêche</text:p>
            <text:p text:style-name="P2">-25% conso de poisson</text:p>
          </table:table-cell>
          <table:table-cell table:style-name="Tableau2.D2" office:value-type="string">
            <text:p text:style-name="P2">3 postes de pêche</text:p>
            <text:p text:style-name="P2">+25% poissons</text:p>
          </table:table-cell>
        </table:table-row>
        <table:table-row>
          <table:table-cell table:style-name="Tableau2.A2" office:value-type="string">
            <text:p text:style-name="P3">Navigation</text:p>
          </table:table-cell>
          <table:table-cell table:style-name="Tableau2.A2" office:value-type="string">
            <text:p text:style-name="P3">10% esquive</text:p>
          </table:table-cell>
          <table:table-cell table:style-name="Tableau2.A2" office:value-type="string">
            <text:p text:style-name="P3">20% esquive</text:p>
            <text:p text:style-name="P3">Vision +1</text:p>
          </table:table-cell>
          <table:table-cell table:style-name="Tableau2.D2" office:value-type="string">
            <text:p text:style-name="P3">30% esquive</text:p>
            <text:p text:style-name="P3">Vision +1</text:p>
          </table:table-cell>
        </table:table-row>
        <table:table-row>
          <table:table-cell table:style-name="Tableau2.A2" office:value-type="string">
            <text:p text:style-name="P4">Hooks</text:p>
          </table:table-cell>
          <table:table-cell table:style-name="Tableau2.A2" office:value-type="string">
            <text:p text:style-name="P4">Permet l'abordage</text:p>
          </table:table-cell>
          <table:table-cell table:style-name="Tableau2.A2" office:value-type="string">
            <text:p text:style-name="P5">Permet d'aborder plus vite</text:p>
          </table:table-cell>
          <table:table-cell table:style-name="Tableau2.D2" office:value-type="string">
            <text:p text:style-name="P5">Hook health x2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3M41S</meta:editing-duration>
    <meta:editing-cycles>9</meta:editing-cycles>
    <meta:generator>LibreOffice/5.4.4.2$Windows_X86_64 LibreOffice_project/2524958677847fb3bb44820e40380acbe820f960</meta:generator>
    <dc:date>2019-02-04T00:25:31.141000000</dc:date>
    <meta:document-statistic meta:table-count="2" meta:image-count="0" meta:object-count="0" meta:page-count="2" meta:paragraph-count="93" meta:word-count="425" meta:character-count="2208" meta:non-whitespace-character-count="1875"/>
    <meta:user-defined meta:name="Info 1"/>
    <meta:user-defined meta:name="Info 2"/>
    <meta:user-defined meta:name="Info 3"/>
    <meta:user-defined meta:name="Info 4"/>
  </office:meta>
</office:document-meta>
</file>